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Trebuchet MS" fo:font-weight="bold" officeooo:paragraph-rsid="00100b91" style:font-weight-asian="bold" style:font-name-complex="Trebuchet MS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officeooo:paragraph-rsid="00100b91"/>
    </style:style>
    <style:style style:name="P3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Trebuchet MS" fo:letter-spacing="-0.005cm" officeooo:paragraph-rsid="00100b91" style:font-name-complex="Trebuchet MS"/>
    </style:style>
    <style:style style:name="P4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Trebuchet MS" fo:letter-spacing="-0.005cm" fo:language="en" fo:country="US" officeooo:paragraph-rsid="00100b91" style:font-name-complex="Trebuchet MS"/>
    </style:style>
    <style:style style:name="P5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Trebuchet MS" fo:letter-spacing="-0.005cm" fo:language="en" fo:country="GB" officeooo:paragraph-rsid="00100b91" style:font-name-complex="Trebuchet MS" style:font-size-complex="12pt"/>
    </style:style>
    <style:style style:name="P6" style:family="paragraph" style:parent-style-name="Standard">
      <style:text-properties style:font-name="Trebuchet MS" fo:language="en" fo:country="US" officeooo:paragraph-rsid="00100b91" style:font-name-complex="Trebuchet MS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fo:color="#008000" style:font-name="Trebuchet MS" fo:letter-spacing="-0.005cm" fo:language="en" fo:country="US" officeooo:paragraph-rsid="00100b91" style:font-name-complex="Trebuchet MS"/>
    </style:style>
    <style:style style:name="P8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fo:color="#008000" style:font-name="Trebuchet MS" fo:letter-spacing="-0.005cm" fo:language="en" fo:country="US" fo:font-weight="bold" officeooo:paragraph-rsid="00100b91" style:font-weight-asian="bold" style:font-name-complex="Trebuchet MS"/>
    </style:style>
    <style:style style:name="P9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fo:color="#008000" style:font-name="Trebuchet MS" fo:letter-spacing="-0.005cm" officeooo:paragraph-rsid="00100b91" style:font-name-complex="Trebuchet MS"/>
    </style:style>
    <style:style style:name="P10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fo:color="#008000" style:font-name="Trebuchet MS" fo:letter-spacing="-0.005cm" fo:font-weight="bold" officeooo:paragraph-rsid="00100b91" style:font-weight-asian="bold" style:font-name-complex="Trebuchet MS"/>
    </style:style>
    <style:style style:name="P11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fo:color="#008000" style:font-name="Trebuchet MS" fo:letter-spacing="-0.005cm" fo:language="en" fo:country="GB" officeooo:paragraph-rsid="00100b91" style:font-name-complex="Trebuchet MS" style:font-size-complex="12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fo:color="#008000" style:font-name="Trebuchet MS" fo:font-size="10pt" fo:letter-spacing="-0.005cm" fo:language="en" fo:country="GB" officeooo:paragraph-rsid="00100b91" style:font-size-asian="10pt" style:font-name-complex="Trebuchet MS"/>
    </style:style>
    <style:style style:name="P13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fo:color="#008000" style:font-name="Trebuchet MS" fo:font-size="10pt" fo:letter-spacing="-0.005cm" officeooo:paragraph-rsid="00100b91" style:font-size-asian="10pt" style:font-name-complex="Trebuchet MS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fo:color="#008000" style:font-name="Trebuchet MS" fo:font-size="11pt" fo:letter-spacing="-0.005cm" officeooo:paragraph-rsid="00100b91" style:font-size-asian="11pt" style:font-name-complex="Trebuchet MS" style:font-size-complex="11pt"/>
    </style:style>
    <style:style style:name="P15" style:family="paragraph" style:parent-style-name="Standard">
      <style:text-properties fo:color="#008000" style:font-name="Trebuchet MS" fo:language="en" fo:country="US" officeooo:paragraph-rsid="00100b91" style:font-name-complex="Trebuchet MS" style:font-weight-complex="bold"/>
    </style:style>
    <style:style style:name="P16" style:family="paragraph" style:parent-style-name="Standard">
      <style:text-properties fo:color="#008000" style:font-name="Trebuchet MS" officeooo:paragraph-rsid="00100b91" style:font-name-complex="Trebuchet MS"/>
    </style:style>
    <style:style style:name="P17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fo:color="#00b050" style:font-name="Trebuchet MS" fo:letter-spacing="-0.005cm" fo:language="en" fo:country="GB" officeooo:paragraph-rsid="00100b91" style:font-name-complex="Trebuchet MS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fo:color="#00b050" style:font-name="Trebuchet MS" fo:language="en" fo:country="US" officeooo:paragraph-rsid="00100b91" style:font-name-complex="Trebuchet MS" style:font-weight-complex="bold"/>
    </style:style>
    <style:style style:name="P19" style:family="paragraph" style:parent-style-name="Standard">
      <style:text-properties officeooo:paragraph-rsid="00100b91"/>
    </style:style>
    <style:style style:name="T1" style:family="text">
      <style:text-properties style:font-name="Trebuchet MS" fo:letter-spacing="-0.005cm" style:font-name-complex="Trebuchet MS"/>
    </style:style>
    <style:style style:name="T2" style:family="text">
      <style:text-properties style:font-name="Trebuchet MS" fo:letter-spacing="-0.005cm" fo:font-weight="bold" style:font-weight-asian="bold" style:font-name-complex="Trebuchet MS"/>
    </style:style>
    <style:style style:name="T3" style:family="text">
      <style:text-properties fo:color="#008000"/>
    </style:style>
    <style:style style:name="T4" style:family="text">
      <style:text-properties fo:color="#008000" style:font-name="Trebuchet MS" fo:letter-spacing="-0.005cm" fo:font-weight="bold" style:font-weight-asian="bold" style:font-name-complex="Trebuchet MS"/>
    </style:style>
    <style:style style:name="T5" style:family="text">
      <style:text-properties fo:color="#008000" style:font-name="Trebuchet MS" fo:letter-spacing="-0.005cm" style:font-name-complex="Trebuchet MS"/>
    </style:style>
    <style:style style:name="T6" style:family="text">
      <style:text-properties fo:color="#008000" style:font-name="Trebuchet MS" fo:letter-spacing="-0.005cm" fo:language="en" fo:country="US" fo:font-weight="bold" style:font-weight-asian="bold" style:font-name-complex="Trebuchet MS"/>
    </style:style>
    <style:style style:name="T7" style:family="text">
      <style:text-properties fo:color="#008000" style:font-name="Trebuchet MS" fo:letter-spacing="-0.005cm" fo:language="en" fo:country="US" style:font-name-complex="Trebuchet MS"/>
    </style:style>
    <style:style style:name="T8" style:family="text">
      <style:text-properties fo:color="#008000" style:font-name="Trebuchet MS" fo:letter-spacing="-0.005cm" fo:language="en" fo:country="GB" style:font-name-complex="Trebuchet MS"/>
    </style:style>
    <style:style style:name="T9" style:family="text">
      <style:text-properties fo:color="#008000" style:font-name="Trebuchet MS" fo:letter-spacing="-0.005cm" fo:language="en" fo:country="GB" style:font-name-complex="Trebuchet MS" style:font-size-complex="12pt"/>
    </style:style>
    <style:style style:name="T10" style:family="text">
      <style:text-properties fo:color="#008000" style:font-name="Trebuchet MS" fo:font-size="10pt" fo:letter-spacing="-0.005cm" fo:font-weight="bold" style:font-size-asian="10pt" style:font-weight-asian="bold" style:font-name-complex="Trebuchet MS"/>
    </style:style>
    <style:style style:name="T11" style:family="text">
      <style:text-properties fo:color="#008000" style:font-name="Trebuchet MS" fo:font-size="10pt" fo:letter-spacing="-0.005cm" fo:font-weight="bold" style:font-size-asian="10pt" style:font-weight-asian="bold" style:font-name-complex="Trebuchet MS" style:font-size-complex="11pt"/>
    </style:style>
    <style:style style:name="T12" style:family="text">
      <style:text-properties fo:color="#008000" style:font-name="Trebuchet MS" fo:font-size="10pt" fo:letter-spacing="-0.005cm" style:font-size-asian="10pt" style:font-name-complex="Trebuchet MS"/>
    </style:style>
    <style:style style:name="T13" style:family="text">
      <style:text-properties fo:color="#008000" style:font-name="Trebuchet MS" fo:font-size="10pt" fo:letter-spacing="-0.005cm" style:font-size-asian="10pt" style:font-name-complex="Trebuchet MS" style:font-size-complex="11pt"/>
    </style:style>
    <style:style style:name="T14" style:family="text">
      <style:text-properties fo:color="#008000" style:font-name="Trebuchet MS" fo:font-size="10pt" fo:letter-spacing="-0.005cm" fo:language="en" fo:country="GB" fo:font-weight="bold" style:font-size-asian="10pt" style:font-weight-asian="bold" style:font-name-complex="Trebuchet MS"/>
    </style:style>
    <style:style style:name="T15" style:family="text">
      <style:text-properties fo:color="#008000" style:font-name="Trebuchet MS" fo:font-size="10pt" fo:letter-spacing="-0.005cm" fo:language="en" fo:country="GB" fo:font-weight="bold" style:font-size-asian="10pt" style:font-weight-asian="bold" style:font-name-complex="Trebuchet MS" style:font-size-complex="11pt"/>
    </style:style>
    <style:style style:name="T16" style:family="text">
      <style:text-properties fo:color="#008000" style:font-name="Trebuchet MS" fo:font-size="10pt" fo:letter-spacing="-0.005cm" fo:language="en" fo:country="GB" style:font-size-asian="10pt" style:font-name-complex="Trebuchet MS"/>
    </style:style>
    <style:style style:name="T17" style:family="text">
      <style:text-properties fo:color="#008000" style:font-name="Trebuchet MS" fo:font-size="10pt" fo:letter-spacing="-0.005cm" fo:language="en" fo:country="GB" style:font-size-asian="10pt" style:font-name-complex="Trebuchet MS" style:font-size-complex="11pt"/>
    </style:style>
    <style:style style:name="T18" style:family="text">
      <style:text-properties fo:color="#008000" style:font-name="Trebuchet MS" fo:language="en" fo:country="US" style:font-name-complex="Trebuchet MS" style:font-weight-complex="bold"/>
    </style:style>
    <style:style style:name="T19" style:family="text">
      <style:text-properties fo:color="#008000" fo:font-size="11pt" style:font-size-asian="11pt" style:font-size-complex="11pt"/>
    </style:style>
    <style:style style:name="T20" style:family="text">
      <style:text-properties fo:color="#008000" fo:font-size="10pt" style:font-size-asian="10pt"/>
    </style:style>
    <style:style style:name="T21" style:family="text">
      <style:text-properties fo:color="#00b050"/>
    </style:style>
    <style:style style:name="T22" style:family="text">
      <style:text-properties fo:language="fr" fo:country="FR" officeooo:rsid="0011b654"/>
    </style:style>
    <style:style style:name="T23" style:family="text">
      <style:text-properties fo:language="fr" fo:country="FR" officeooo:rsid="001714ec"/>
    </style:style>
    <style:style style:name="T24" style:family="text">
      <style:text-properties fo:language="fr" fo:country="FR" officeooo:rsid="0003d770"/>
    </style:style>
    <style:style style:name="T25" style:family="text">
      <style:text-properties fo:language="fr" fo:country="FR" officeooo:rsid="00100b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5">VISTAS </text:span><text:span text:style-name="T22">CON LAS TABLAS DEL USUARIO HR</text:span></text:p>
      <text:p text:style-name="P2"><text:span text:style-name="T1"/></text:p>
      <text:p text:style-name="P2"><text:span text:style-name="T1"/></text:p>
      <text:p text:style-name="P2"><text:span text:style-name="T1">1º. Cree una vista llamada </text:span><text:span text:style-name="T2">MEJORES</text:span><text:span text:style-name="T1"> que contenga a los empleados que ganen más de 3000. Debe contener sólo el número del empleado, el salario, la comisión y el trabajo.</text:span></text:p>
      <text:p text:style-name="P3"/>
      <text:p text:style-name="P4"/>
      <text:p text:style-name="P3"/>
      <text:p text:style-name="P3">2º. Seleccione todos <text:s/>los datos utilizando la vista anterior, para su comprobación.</text:p>
      <text:p text:style-name="P3"/>
      <text:p text:style-name="P10"><text:span text:style-name="T8"/></text:p>
      <text:p text:style-name="P10"/>
      <text:p text:style-name="P3">3º. Crear una vista, que <text:s/>obtenga una estadística de los salarios medios, máximos y la suma de salarios por cada tipo de <text:s/>empleo, y que figure el nombre de su función.</text:p>
      <text:p text:style-name="P14"><text:span text:style-name="T16"/></text:p>
      <text:p text:style-name="P3"><text:tab/></text:p>
      <text:p text:style-name="P2"><text:span text:style-name="T1">4º. Presentar la vista del ejercicio 1 MEJORES</text:span><text:span text:style-name="T2">, ordenada</text:span><text:span text:style-name="T1"> por sueldo descendente.</text:span></text:p>
      <text:p text:style-name="P3"><text:tab/></text:p>
      <text:p text:style-name="P8"/>
      <text:p text:style-name="P17"/>
      <text:p text:style-name="P5">7º. <text:s/>Crea una vista llamada trabajadores_dep que contenga cuantos trabajadores tiene cada departamento de cada localidad.</text:p>
      <text:p text:style-name="P5"/>
      <text:p text:style-name="P18"/>
      <text:p text:style-name="P6">8º. Presentar la vista del ejercicio anterior</text:p>
      <text:p text:style-name="P15"/>
      <text:p text:style-name="P15"/>
      <text:p text:style-name="P6">9º. Crear una vista llamada dep23 que contenga a los trabajadores del departamento 23 que cobren comison. De ellos solo queremos saber el cod_empleado, <text:s/>salario, comision y departamento al que pertenecen.</text:p>
      <text:p text:style-name="P6"/>
      <text:p text:style-name="P6">10º. <text:s/>Presentar la vista del ejercicio anterior</text:p>
      <text:p text:style-name="P6"/>
      <text:p text:style-name="P15"/>
      <text:p text:style-name="P6">11º. Insertar los siguientes valores en la vista dep23 cod_empleado=1000, salario=785, comision =50, departamento=23.</text:p>
      <text:p text:style-name="P6"/>
      <text:p text:style-name="P15"/>
      <text:p text:style-name="P6">12º.- <text:s/>comprobar que se ha actualizado la <text:s/>vista y la tabla employee</text:p>
      <text:p text:style-name="P15"/>
      <text:p text:style-name="P15"/>
      <text:p text:style-name="P6">13º.Los empleados del departamento 23 con comision 1000 pasan a tener una comision 500.</text:p>
      <text:p text:style-name="P6">Actualizar la comision a traves de la vista.</text:p>
      <text:p text:style-name="P6"/>
      <text:p text:style-name="P15"/>
      <text:p text:style-name="P6">14º. Comprobar que se han actualizado dichos empleados en la tabla employee y en la vista.</text:p>
      <text:p text:style-name="P6"><text:soft-page-break/></text:p>
      <text:p text:style-name="P15"/>
      <text:p text:style-name="P6">15º. Borrar a los empleados del departamento 23 con comision 500 a traves de la vista.</text:p>
      <text:p text:style-name="P6"/>
      <text:p text:style-name="P15"/>
      <text:p text:style-name="P15"/>
      <text:p text:style-name="P6">17º borrar la vista MEJORES</text:p>
      <text:p text:style-name="P6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26:38.661419955</meta:creation-date>
    <dc:date>2019-02-18T18:31:32.755014281</dc:date>
    <meta:editing-duration>PT4M54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18" meta:word-count="238" meta:character-count="1471" meta:non-whitespace-character-count="1239"/>
  </office:meta>
</office:document-meta>
</file>